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 style:master-page-name="Standard">
      <style:paragraph-properties fo:text-align="start" style:justify-single-word="false" style:page-number="auto" style:writing-mode="lr-tb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Recommendation Engine for Cooking based on ingredients</text:span></text:p>
      <text:p text:style-name="P1"/>
      <text:p text:style-name="P1"><text:span text:style-name="T2">Name of the project:</text:span> <text:tab/><text:tab/><text:tab/><text:tab/>What-to-cook?</text:p>
      <text:p text:style-name="P1"/>
      <text:p text:style-name="P1"><text:span text:style-name="T2">Elevator pitch:</text:span><text:tab/><text:tab/><text:tab/><text:tab/>Within the corona pandemie most of us have been <text:tab/><text:tab/><text:tab/><text:tab/><text:tab/><text:tab/><text:tab/>challenged with the problem of having to cook our own <text:tab/><text:tab/><text:tab/><text:tab/><text:tab/><text:tab/>meals based on what we find in our fridge at the very <text:tab/><text:tab/><text:tab/><text:tab/><text:tab/><text:tab/>moment. In situations like this, an app that goes beyond <text:tab/><text:tab/><text:tab/><text:tab/><text:tab/><text:tab/>the standard cooking books - suggesting meals for <text:tab/><text:tab/><text:tab/><text:tab/><text:tab/><text:tab/><text:tab/>which we do not have the ingredients – would make <text:tab/><text:tab/><text:tab/><text:tab/><text:tab/><text:tab/>our lifes easier. The goal of our “What-to-cook” app is <text:tab/><text:tab/><text:tab/><text:tab/><text:tab/><text:tab/>to present the user recommendations of recipies based <text:tab/><text:tab/><text:tab/><text:tab/><text:tab/><text:tab/>on the ingredients at hand and the time one is willing to <text:tab/><text:tab/><text:tab/><text:tab/><text:tab/><text:tab/>spend on cooking. The recommendations ordered by <text:tab/><text:tab/><text:tab/><text:tab/><text:tab/><text:tab/>the ratings of many users and can be filtered by … .</text:p>
      <text:p text:style-name="P1"/>
      <text:p text:style-name="P1"><text:span text:style-name="T2">Created by:</text:span><text:tab/><text:tab/><text:tab/><text:tab/><text:tab/>Atif Mohd &amp; David Geisel</text:p>
      <text:p text:style-name="P1"/>
      <text:p text:style-name="P1"><text:span text:style-name="T2">Here’s the whole story:</text:span><text:tab/><text:tab/><text:tab/>…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4T12:01:50</meta:creation-date>
    <dc:language>en-US</dc:language>
    <dc:date>2022-01-24T12:55:03</dc:date>
    <meta:editing-cycles>2</meta:editing-cycles>
    <meta:editing-duration>PT12M</meta:editing-duration>
    <meta:generator>LibreOffice/6.4.7.2$Linux_X86_64 LibreOffice_project/40$Build-2</meta:generator>
    <meta:document-statistic meta:table-count="0" meta:image-count="0" meta:object-count="0" meta:page-count="1" meta:paragraph-count="5" meta:word-count="133" meta:character-count="822" meta:non-whitespace-character-count="618"/>
  </office:meta>
</office:document-meta>
</file>